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0000" draw:fill-gradient-name="Gradient_20_1" draw:fill-hatch-name="Black_20_0_20_Degrees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3.254cm"/>
    </style:style>
    <style:style style:name="gr4" style:family="graphic" style:parent-style-name="standard">
      <style:graphic-properties draw:fill="solid" draw:fill-color="#e6e6e6" draw:fill-gradient-name="Gradient_20_1" draw:fill-hatch-name="Black_20_0_20_Degrees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cc99" draw:fill-gradient-name="Gradient_20_1" draw:fill-hatch-name="Black_20_0_20_Degrees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5cm" fo:min-width="1.9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1.963cm"/>
    </style:style>
    <style:style style:name="gr8" style:family="graphic" style:parent-style-name="standard">
      <style:graphic-properties draw:fill="solid" draw:fill-color="#ffffff" draw:fill-gradient-name="Gradient_20_1" draw:fill-hatch-name="Black_20_0_20_Degrees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6cm" fo:min-width="2.3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.28cm" svg:height="0.64cm" draw:transform="rotate (1.5707963267946) translate (7.44cm 13.58cm)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5.2cm" svg:height="1.238cm" draw:transform="rotate (1.5707963267946) translate (5.974cm 12.278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754cm" svg:height="0.692cm" draw:transform="rotate (1.5707963267946) translate (6.161cm 11.783cm)">
          <draw:text-box>
            <text:p text:style-name="P3"><text:span text:style-name="T1">Zelle</text:span></text:p>
          </draw:text-box>
        </draw:frame>
        <draw:custom-shape draw:style-name="gr4" draw:text-style-name="P2" draw:layer="layout" svg:width="5.2cm" svg:height="1.238cm" draw:transform="rotate (1.5707963267946) translate (5.974cm 12.278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5.2cm" svg:height="1.238cm" draw:transform="rotate (1.5707963267946) translate (7.212cm 12.278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2.463cm" svg:height="0.692cm" draw:transform="rotate (1.5707963267946) translate (7.468cm 10.7cm)">
          <draw:text-box>
            <text:p text:style-name="P3"><text:span text:style-name="T1">Serial Path</text:span></text:p>
          </draw:text-box>
        </draw:frame>
        <draw:frame draw:style-name="gr7" draw:text-style-name="P4" draw:layer="layout" svg:width="2.538cm" svg:height="0.692cm" draw:transform="rotate (1.5707963267946) translate (6.221cm 10.983cm)">
          <draw:text-box>
            <text:p text:style-name="P3"><text:span text:style-name="T1">Parallel Input</text:span></text:p>
          </draw:text-box>
        </draw:frame>
        <draw:custom-shape draw:style-name="gr8" draw:text-style-name="P2" draw:layer="layout" svg:width="5.2cm" svg:height="1.238cm" draw:transform="rotate (1.5707963267946) translate (8.402cm 12.28cm)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4" draw:layer="layout" svg:width="2.88cm" svg:height="0.692cm" draw:transform="rotate (1.5707963267946) translate (8.628cm 10.98cm)">
          <draw:text-box>
            <text:p text:style-name="P3"><text:span text:style-name="T1">Parallel Output</text:span></text:p>
          </draw:text-box>
        </draw:frame>
        <draw:custom-shape draw:style-name="gr1" draw:text-style-name="P1" draw:layer="layout" svg:width="1.28cm" svg:height="0.64cm" svg:x="4.62cm" svg:y="9.32cm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cm" svg:height="0.64cm" svg:x="9.72cm" svg:y="9.32cm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28cm" svg:height="0.64cm" draw:transform="rotate (1.5707963267946) translate (7.44cm 6.98cm)">
          <text:p text:style-name="P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Nimbus Sans L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rio Blunk</meta:initial-creator>
    <meta:creation-date>2008-08-26T14:15:55</meta:creation-date>
    <dc:creator>Mario Blunk</dc:creator>
    <dc:date>2008-09-09T14:07:56</dc:date>
    <dc:language>de-DE</dc:language>
    <meta:editing-cycles>10</meta:editing-cycles>
    <meta:editing-duration>PT44M54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